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454ba" officeooo:paragraph-rsid="000454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ando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2:51:23.571059069</meta:creation-date>
    <dc:date>2017-06-16T13:05:44.073657451</dc:date>
    <meta:editing-duration>PT4M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5.2.7.2$Linux_X86_64 LibreOffice_project/20m0$Build-2</meta:generator>
  </office:meta>
</office:document-meta>
</file>